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d83" officeooo:paragraph-rsid="000cd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ILOOP DOCUMENT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3:29:18.041077833</meta:creation-date>
    <dc:date>2021-03-09T23:30:24.916757429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6.4.6.2$Linux_X86_64 LibreOffice_project/40$Build-2</meta:generator>
  </office:meta>
</office:document-meta>
</file>